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hit Assamese" style:text-underline-style="solid" style:text-underline-width="auto" style:text-underline-color="font-color" officeooo:rsid="00058564" officeooo:paragraph-rsid="00058564"/>
    </style:style>
    <style:style style:name="P2" style:family="paragraph" style:parent-style-name="Standard">
      <style:paragraph-properties fo:text-align="start" style:justify-single-word="false"/>
      <style:text-properties style:font-name="Lohit Assamese" style:text-underline-style="none" officeooo:rsid="00058564" officeooo:paragraph-rsid="00058564"/>
    </style:style>
    <style:style style:name="P3" style:family="paragraph" style:parent-style-name="Standard">
      <style:paragraph-properties fo:text-align="start" style:justify-single-word="false"/>
      <style:text-properties style:font-name="Lohit Assamese" style:text-underline-style="none" officeooo:rsid="00058564" officeooo:paragraph-rsid="000f2a4d"/>
    </style:style>
    <style:style style:name="P4" style:family="paragraph" style:parent-style-name="Standard">
      <style:paragraph-properties fo:text-align="start" style:justify-single-word="false"/>
      <style:text-properties style:font-name="Lohit Assamese" style:text-underline-style="none" officeooo:rsid="00058564" officeooo:paragraph-rsid="0014c6e3"/>
    </style:style>
    <style:style style:name="P5" style:family="paragraph" style:parent-style-name="Standard">
      <style:paragraph-properties fo:text-align="start" style:justify-single-word="false"/>
      <style:text-properties style:font-name="Lohit Assamese" style:text-underline-style="none" officeooo:rsid="0005f893" officeooo:paragraph-rsid="0005f893"/>
    </style:style>
    <style:style style:name="P6" style:family="paragraph" style:parent-style-name="Standard">
      <style:paragraph-properties fo:text-align="start" style:justify-single-word="false"/>
      <style:text-properties style:font-name="Lohit Assamese" style:text-underline-style="none" officeooo:rsid="0005f893" officeooo:paragraph-rsid="0008eb4c"/>
    </style:style>
    <style:style style:name="P7" style:family="paragraph" style:parent-style-name="Standard">
      <style:paragraph-properties fo:text-align="start" style:justify-single-word="false"/>
      <style:text-properties style:font-name="Lohit Assamese" style:text-underline-style="none" officeooo:rsid="0005f893" officeooo:paragraph-rsid="000f2a4d"/>
    </style:style>
    <style:style style:name="P8" style:family="paragraph" style:parent-style-name="Standard">
      <style:paragraph-properties fo:text-align="start" style:justify-single-word="false"/>
      <style:text-properties style:font-name="Lohit Assamese" style:text-underline-style="none" officeooo:rsid="0005f893" officeooo:paragraph-rsid="0014c6e3"/>
    </style:style>
    <style:style style:name="P9" style:family="paragraph" style:parent-style-name="Standard">
      <style:paragraph-properties fo:text-align="start" style:justify-single-word="false"/>
      <style:text-properties style:font-name="Lohit Assamese" officeooo:rsid="0005f893" officeooo:paragraph-rsid="0005f893"/>
    </style:style>
    <style:style style:name="P10" style:family="paragraph" style:parent-style-name="Standard">
      <style:paragraph-properties fo:text-align="start" style:justify-single-word="false"/>
      <style:text-properties style:font-name="Lohit Assamese" officeooo:rsid="0005f893" officeooo:paragraph-rsid="0008eb4c"/>
    </style:style>
    <style:style style:name="P11" style:family="paragraph" style:parent-style-name="Standard">
      <style:paragraph-properties fo:text-align="start" style:justify-single-word="false"/>
      <style:text-properties style:font-name="Lohit Assamese" officeooo:rsid="0005f893" officeooo:paragraph-rsid="000f2a4d"/>
    </style:style>
    <style:style style:name="P12" style:family="paragraph" style:parent-style-name="Standard">
      <style:paragraph-properties fo:text-align="start" style:justify-single-word="false"/>
      <style:text-properties style:font-name="Lohit Assamese" officeooo:rsid="0008eb4c" officeooo:paragraph-rsid="000f2a4d"/>
    </style:style>
    <style:style style:name="P13" style:family="paragraph" style:parent-style-name="Standard">
      <style:paragraph-properties fo:text-align="start" style:justify-single-word="false"/>
      <style:text-properties style:font-name="Lohit Assamese" officeooo:rsid="0008eb4c" officeooo:paragraph-rsid="0008eb4c"/>
    </style:style>
    <style:style style:name="P14" style:family="paragraph" style:parent-style-name="Standard">
      <style:paragraph-properties fo:text-align="start" style:justify-single-word="false"/>
      <style:text-properties style:font-name="Lohit Assamese" officeooo:rsid="00070ffd" officeooo:paragraph-rsid="00070ffd"/>
    </style:style>
    <style:style style:name="P15" style:family="paragraph" style:parent-style-name="Standard">
      <style:paragraph-properties fo:text-align="start" style:justify-single-word="false"/>
      <style:text-properties style:font-name="Lohit Assamese" officeooo:rsid="00070ffd" officeooo:paragraph-rsid="0008eb4c"/>
    </style:style>
    <style:style style:name="P16" style:family="paragraph" style:parent-style-name="Standard">
      <style:paragraph-properties fo:text-align="start" style:justify-single-word="false"/>
      <style:text-properties style:font-name="Lohit Assamese" officeooo:rsid="00070ffd" officeooo:paragraph-rsid="000f2a4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ohit Assamese" style:text-underline-style="none" officeooo:rsid="0005f893" officeooo:paragraph-rsid="0005f893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ohit Assamese" style:text-underline-style="none" officeooo:rsid="0005f893" officeooo:paragraph-rsid="0008eb4c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ohit Assamese" style:text-underline-style="none" officeooo:rsid="0005f893" officeooo:paragraph-rsid="000f2a4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ohit Assamese" style:text-underline-style="none" officeooo:rsid="0005f893" officeooo:paragraph-rsid="0014c6e3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Lohit Assamese" style:text-underline-style="none" officeooo:rsid="00058564" officeooo:paragraph-rsid="0005f893"/>
    </style:style>
    <style:style style:name="P22" style:family="paragraph" style:parent-style-name="Standard" style:list-style-name="L12">
      <style:paragraph-properties fo:text-align="start" style:justify-single-word="false"/>
      <style:text-properties style:font-name="Lohit Assamese" style:text-underline-style="none" officeooo:rsid="00058564" officeooo:paragraph-rsid="000f2a4d"/>
    </style:style>
    <style:style style:name="P23" style:family="paragraph" style:parent-style-name="Standard" style:list-style-name="L16">
      <style:paragraph-properties fo:text-align="start" style:justify-single-word="false"/>
      <style:text-properties style:font-name="Lohit Assamese" style:text-underline-style="none" officeooo:rsid="00058564" officeooo:paragraph-rsid="0014c6e3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ohit Assamese" officeooo:rsid="0005f893" officeooo:paragraph-rsid="0005f893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Lohit Assamese" officeooo:rsid="0005f893" officeooo:paragraph-rsid="0005f893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Lohit Assamese" officeooo:rsid="0005f893" officeooo:paragraph-rsid="0008eb4c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Lohit Assamese" officeooo:rsid="0005f893" officeooo:paragraph-rsid="0008eb4c"/>
    </style:style>
    <style:style style:name="P28" style:family="paragraph" style:parent-style-name="Standard" style:list-style-name="L12">
      <style:paragraph-properties fo:text-align="start" style:justify-single-word="false"/>
      <style:text-properties style:font-name="Lohit Assamese" officeooo:rsid="0005f893" officeooo:paragraph-rsid="000f2a4d"/>
    </style:style>
    <style:style style:name="P29" style:family="paragraph" style:parent-style-name="Standard" style:list-style-name="L13">
      <style:paragraph-properties fo:text-align="start" style:justify-single-word="false"/>
      <style:text-properties style:font-name="Lohit Assamese" officeooo:rsid="0005f893" officeooo:paragraph-rsid="000f2a4d"/>
    </style:style>
    <style:style style:name="P30" style:family="paragraph" style:parent-style-name="Standard" style:list-style-name="L16">
      <style:paragraph-properties fo:text-align="start" style:justify-single-word="false"/>
      <style:text-properties style:font-name="Lohit Assamese" officeooo:rsid="0005f893" officeooo:paragraph-rsid="0014c6e3"/>
    </style:style>
    <style:style style:name="P31" style:family="paragraph" style:parent-style-name="Standard" style:list-style-name="L16">
      <style:paragraph-properties fo:text-align="start" style:justify-single-word="false"/>
      <style:text-properties style:font-name="Lohit Assamese" officeooo:rsid="0005f893" officeooo:paragraph-rsid="0015331f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Lohit Assamese" officeooo:rsid="00070ffd" officeooo:paragraph-rsid="00070ffd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Lohit Assamese" officeooo:rsid="00070ffd" officeooo:paragraph-rsid="00070ffd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Lohit Assamese" officeooo:rsid="00070ffd" officeooo:paragraph-rsid="0008eb4c"/>
    </style:style>
    <style:style style:name="P35" style:family="paragraph" style:parent-style-name="Standard" style:list-style-name="L10">
      <style:paragraph-properties fo:text-align="start" style:justify-single-word="false"/>
      <style:text-properties style:font-name="Lohit Assamese" officeooo:rsid="00070ffd" officeooo:paragraph-rsid="0008eb4c"/>
    </style:style>
    <style:style style:name="P36" style:family="paragraph" style:parent-style-name="Standard" style:list-style-name="L15">
      <style:paragraph-properties fo:text-align="start" style:justify-single-word="false"/>
      <style:text-properties style:font-name="Lohit Assamese" officeooo:rsid="00070ffd" officeooo:paragraph-rsid="000f2a4d"/>
    </style:style>
    <style:style style:name="P37" style:family="paragraph" style:parent-style-name="Standard" style:list-style-name="L6">
      <style:paragraph-properties fo:text-align="start" style:justify-single-word="false"/>
      <style:text-properties style:font-name="Lohit Assamese" officeooo:rsid="0008eb4c" officeooo:paragraph-rsid="0008eb4c"/>
    </style:style>
    <style:style style:name="P38" style:family="paragraph" style:parent-style-name="Standard" style:list-style-name="L9">
      <style:paragraph-properties fo:text-align="start" style:justify-single-word="false"/>
      <style:text-properties style:font-name="Lohit Assamese" officeooo:rsid="000dbb84" officeooo:paragraph-rsid="000dbb84"/>
    </style:style>
    <style:style style:name="P39" style:family="paragraph" style:parent-style-name="Standard" style:list-style-name="L9">
      <style:paragraph-properties fo:text-align="start" style:justify-single-word="false"/>
      <style:text-properties style:font-name="Lohit Assamese" officeooo:rsid="00159de4" officeooo:paragraph-rsid="00159de4"/>
    </style:style>
    <style:style style:name="P40" style:family="paragraph" style:parent-style-name="Standard" style:list-style-name="L14">
      <style:paragraph-properties fo:text-align="start" style:justify-single-word="false"/>
      <style:text-properties style:font-name="Lohit Assamese" officeooo:rsid="00175fa5" officeooo:paragraph-rsid="00175fa5"/>
    </style:style>
    <style:style style:name="P41" style:family="paragraph" style:parent-style-name="Standard" style:list-style-name="L14">
      <style:paragraph-properties fo:text-align="start" style:justify-single-word="false"/>
      <style:text-properties style:font-name="Lohit Assamese" officeooo:rsid="0014c6e3" officeooo:paragraph-rsid="0014c6e3"/>
    </style:style>
    <style:style style:name="P42" style:family="paragraph" style:parent-style-name="Standard" style:list-style-name="L2">
      <style:paragraph-properties fo:text-align="start" style:justify-single-word="false"/>
      <style:text-properties officeooo:paragraph-rsid="0005f893"/>
    </style:style>
    <style:style style:name="P43" style:family="paragraph" style:parent-style-name="Standard" style:list-style-name="L4">
      <style:paragraph-properties fo:text-align="start" style:justify-single-word="false"/>
      <style:text-properties officeooo:paragraph-rsid="00070ffd"/>
    </style:style>
    <style:style style:name="P44" style:family="paragraph" style:parent-style-name="Standard" style:list-style-name="L6">
      <style:paragraph-properties fo:text-align="start" style:justify-single-word="false"/>
      <style:text-properties officeooo:paragraph-rsid="000993e9"/>
    </style:style>
    <style:style style:name="P45" style:family="paragraph" style:parent-style-name="Standard" style:list-style-name="L6">
      <style:paragraph-properties fo:text-align="start" style:justify-single-word="false"/>
      <style:text-properties officeooo:paragraph-rsid="000ad95b"/>
    </style:style>
    <style:style style:name="P46" style:family="paragraph" style:parent-style-name="Standard" style:list-style-name="L7">
      <style:paragraph-properties fo:text-align="start" style:justify-single-word="false"/>
      <style:text-properties officeooo:paragraph-rsid="0008eb4c"/>
    </style:style>
    <style:style style:name="P47" style:family="paragraph" style:parent-style-name="Standard" style:list-style-name="L11">
      <style:paragraph-properties fo:text-align="start" style:justify-single-word="false"/>
      <style:text-properties officeooo:paragraph-rsid="0008eb4c"/>
    </style:style>
    <style:style style:name="P48" style:family="paragraph" style:parent-style-name="Standard" style:list-style-name="L12">
      <style:paragraph-properties fo:text-align="start" style:justify-single-word="false"/>
      <style:text-properties officeooo:paragraph-rsid="000f2a4d"/>
    </style:style>
    <style:style style:name="P49" style:family="paragraph" style:parent-style-name="Standard" style:list-style-name="L4">
      <style:paragraph-properties fo:text-align="start" style:justify-single-word="false"/>
      <style:text-properties officeooo:rsid="00070ffd" officeooo:paragraph-rsid="00070ffd"/>
    </style:style>
    <style:style style:name="P50" style:family="paragraph" style:parent-style-name="Standard" style:list-style-name="L9">
      <style:paragraph-properties fo:text-align="start" style:justify-single-word="false"/>
      <style:text-properties officeooo:rsid="00070ffd" officeooo:paragraph-rsid="000c1e4d"/>
    </style:style>
    <style:style style:name="P51" style:family="paragraph" style:parent-style-name="Standard" style:list-style-name="L14">
      <style:paragraph-properties fo:text-align="start" style:justify-single-word="false"/>
      <style:text-properties officeooo:rsid="00070ffd" officeooo:paragraph-rsid="000f2a4d"/>
    </style:style>
    <style:style style:name="P52" style:family="paragraph" style:parent-style-name="Standard" style:list-style-name="L6">
      <style:paragraph-properties fo:text-align="start" style:justify-single-word="false"/>
      <style:text-properties officeooo:rsid="0008eb4c" officeooo:paragraph-rsid="0008eb4c"/>
    </style:style>
    <style:style style:name="P53" style:family="paragraph" style:parent-style-name="Standard" style:list-style-name="L6">
      <style:paragraph-properties fo:text-align="start" style:justify-single-word="false"/>
      <style:text-properties officeooo:rsid="000ad95b" officeooo:paragraph-rsid="000ad95b"/>
    </style:style>
    <style:style style:name="P54" style:family="paragraph" style:parent-style-name="Standard" style:list-style-name="L9">
      <style:paragraph-properties fo:text-align="start" style:justify-single-word="false"/>
      <style:text-properties officeooo:rsid="00159de4" officeooo:paragraph-rsid="00159de4"/>
    </style:style>
    <style:style style:name="P55" style:family="paragraph" style:parent-style-name="Standard" style:list-style-name="L9">
      <style:paragraph-properties fo:text-align="start" style:justify-single-word="false"/>
      <style:text-properties officeooo:rsid="000dbb84" officeooo:paragraph-rsid="000ed6e8"/>
    </style:style>
    <style:style style:name="P56" style:family="paragraph" style:parent-style-name="Standard" style:list-style-name="L9">
      <style:paragraph-properties fo:text-align="start" style:justify-single-word="false"/>
      <style:text-properties officeooo:rsid="00175fa5" officeooo:paragraph-rsid="00175fa5"/>
    </style:style>
    <style:style style:name="P57" style:family="paragraph" style:parent-style-name="Standard" style:list-style-name="L14">
      <style:paragraph-properties fo:text-align="start" style:justify-single-word="false"/>
      <style:text-properties officeooo:rsid="0014c6e3" officeooo:paragraph-rsid="0014c6e3"/>
    </style:style>
    <style:style style:name="T1" style:family="text">
      <style:text-properties style:font-name="Lohit Assamese"/>
    </style:style>
    <style:style style:name="T2" style:family="text">
      <style:text-properties style:font-name="Lohit Assamese" style:text-underline-style="none"/>
    </style:style>
    <style:style style:name="T3" style:family="text">
      <style:text-properties style:font-name="Lohit Assamese" style:text-underline-style="none" officeooo:rsid="00058564"/>
    </style:style>
    <style:style style:name="T4" style:family="text">
      <style:text-properties style:font-name="Lohit Assamese" style:text-underline-style="none" officeooo:rsid="0005f893"/>
    </style:style>
    <style:style style:name="T5" style:family="text">
      <style:text-properties style:font-name="Lohit Assamese" style:text-underline-style="none" officeooo:rsid="000ad95b"/>
    </style:style>
    <style:style style:name="T6" style:family="text">
      <style:text-properties style:font-name="Lohit Assamese" style:text-underline-style="none" officeooo:rsid="000c1e4d"/>
    </style:style>
    <style:style style:name="T7" style:family="text">
      <style:text-properties style:font-name="Lohit Assamese" style:text-underline-style="none" officeooo:rsid="001300ef"/>
    </style:style>
    <style:style style:name="T8" style:family="text">
      <style:text-properties style:font-name="Lohit Assamese" style:text-underline-style="none" officeooo:rsid="00159de4"/>
    </style:style>
    <style:style style:name="T9" style:family="text">
      <style:text-properties style:font-name="Lohit Assamese" officeooo:rsid="0005f893"/>
    </style:style>
    <style:style style:name="T10" style:family="text">
      <style:text-properties style:font-name="Lohit Assamese" officeooo:rsid="00070ffd"/>
    </style:style>
    <style:style style:name="T11" style:family="text">
      <style:text-properties style:font-name="Lohit Assamese" officeooo:rsid="0008eb4c"/>
    </style:style>
    <style:style style:name="T12" style:family="text">
      <style:text-properties style:font-name="Lohit Assamese" officeooo:rsid="000993e9"/>
    </style:style>
    <style:style style:name="T13" style:family="text">
      <style:text-properties style:font-name="Lohit Assamese" officeooo:rsid="000ad95b"/>
    </style:style>
    <style:style style:name="T14" style:family="text">
      <style:text-properties style:font-name="Lohit Assamese" officeooo:rsid="000c1e4d"/>
    </style:style>
    <style:style style:name="T15" style:family="text">
      <style:text-properties style:font-name="Lohit Assamese" officeooo:rsid="000e0fb8"/>
    </style:style>
    <style:style style:name="T16" style:family="text">
      <style:text-properties style:font-name="Lohit Assamese" officeooo:rsid="000e42b8"/>
    </style:style>
    <style:style style:name="T17" style:family="text">
      <style:text-properties style:font-name="Lohit Assamese" officeooo:rsid="000f2a4d"/>
    </style:style>
    <style:style style:name="T18" style:family="text">
      <style:text-properties style:font-name="Lohit Assamese" officeooo:rsid="001300ef"/>
    </style:style>
    <style:style style:name="T19" style:family="text">
      <style:text-properties style:font-name="Lohit Assamese" officeooo:rsid="00159de4"/>
    </style:style>
    <style:style style:name="T20" style:family="text">
      <style:text-properties style:font-name="Lohit Assamese" officeooo:rsid="00175fa5"/>
    </style:style>
    <style:style style:name="T21" style:family="text">
      <style:text-properties officeooo:rsid="0005f893"/>
    </style:style>
    <style:style style:name="T22" style:family="text">
      <style:text-properties officeooo:rsid="000ad95b"/>
    </style:style>
    <style:style style:name="T23" style:family="text">
      <style:text-properties officeooo:rsid="000c1e4d"/>
    </style:style>
    <style:style style:name="T24" style:family="text">
      <style:text-properties officeooo:rsid="000f2a4d"/>
    </style:style>
    <style:style style:name="T25" style:family="text">
      <style:text-properties officeooo:rsid="00123176"/>
    </style:style>
    <style:style style:name="T26" style:family="text">
      <style:text-properties officeooo:rsid="0014c6e3"/>
    </style:style>
    <style:style style:name="T27" style:family="text">
      <style:text-properties officeooo:rsid="0015331f"/>
    </style:style>
    <style:style style:name="T28" style:family="text">
      <style:text-properties style:text-underline-style="none" officeooo:rsid="0015331f"/>
    </style:style>
    <style:style style:name="T29" style:family="text">
      <style:text-properties officeooo:rsid="0017ac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Práctico Nº 4</text:p>
      <text:p text:style-name="P1">PARTE A</text:p>
      <text:p text:style-name="P2">Ejercicio 1</text:p>
      <text:list xml:id="list3522082174" text:style-name="L1">
        <text:list-header>
          <text:p text:style-name="P17"/>
        </text:list-header>
        <text:list-item>
          <text:p text:style-name="P17">Punto B</text:p>
        </text:list-item>
      </text:list>
      <text:p text:style-name="P5"/>
      <text:list xml:id="list544728437" text:style-name="L2">
        <text:list-item>
          <text:p text:style-name="P21">E/S: M (masa del carrito), m (masa del péndulo invertido), l (longitud del péndulo), x = 0 (posición horizontal de referencia), F (fuerza aplicada al carrito para mantener al péndulo vertical).</text:p>
        </text:list-item>
        <text:list-item>
          <text:p text:style-name="P42"><text:span text:style-name="T3">Requerimientos: </text:span><text:span text:style-name="T4">Mantener el péndulo invertido de forma vertical (</text:span>θ <text:span text:style-name="T21">= 0).</text:span></text:p>
        </text:list-item>
        <text:list-item>
          <text:p text:style-name="P24">Información relevante: Límites laterales a los que puede desplazarse el carrito. Posición del péndulo.</text:p>
        </text:list-item>
        <text:list-item>
          <text:p text:style-name="P24">Restricciones: Espacio de desplazamiento del carrito.</text:p>
        </text:list-item>
        <text:list-item>
          <text:p text:style-name="P24">Información faltante: Fuerza de fricción y dimensiones del carrito.</text:p>
        </text:list-item>
      </text:list>
      <text:p text:style-name="P9"/>
      <text:list xml:id="list3176954227" text:style-name="L3">
        <text:list-item>
          <text:p text:style-name="P25">Punto C</text:p>
        </text:list-item>
      </text:list>
      <text:p text:style-name="P9"/>
      <text:list xml:id="list2363182732" text:style-name="L4">
        <text:list-item>
          <text:p text:style-name="P49"><text:span text:style-name="T9">I</text:span><text:span text:style-name="T1">ngresar entradas: m, M, l, x de referencia.</text:span></text:p>
        </text:list-item>
        <text:list-item>
          <text:p text:style-name="P43"><text:span text:style-name="T10">Si </text:span><text:span text:style-name="T1">θ</text:span><text:span text:style-name="T10"> es distinto de cero, comparar valores actuales con los deseados. </text:span><text:span text:style-name="T12">Aquí llama a dos funciones llamadas Posición_carrito y Posición_péndulo.</text:span></text:p>
        </text:list-item>
        <text:list-item>
          <text:p text:style-name="P32">Corregir aplicando la fuerza F llamada desde una función en la cual se calcula dicha fuerza.</text:p>
        </text:list-item>
        <text:list-item>
          <text:p text:style-name="P43"><text:span text:style-name="T10">Verificar: si </text:span><text:span text:style-name="T1">θ</text:span><text:span text:style-name="T10"> es igual a cero, termina el programa, sino, vuelve a corregir.</text:span></text:p>
        </text:list-item>
        <text:list-item>
          <text:p text:style-name="P32">Fin.</text:p>
        </text:list-item>
      </text:list>
      <text:p text:style-name="P14"/>
      <text:list xml:id="list2673727700" text:style-name="L5">
        <text:list-item>
          <text:p text:style-name="P33">Punto D</text:p>
        </text:list-item>
      </text:list>
      <text:p text:style-name="P14"/>
      <text:list xml:id="list2010218405" text:style-name="L6">
        <text:list-item>
          <text:p text:style-name="P44"><text:span text:style-name="T10">Función 1: Nombre: Fuerza; parámetros: </text:span><text:span text:style-name="T11">variable </text:span><text:span text:style-name="T1">θ</text:span><text:span text:style-name="T10"> </text:span><text:span text:style-name="T11">tipo float, x tipo float. </text:span><text:span text:style-name="T12">Retorna el valor de la fuerza necesario para corregir el valor de <text:s/>θ.</text:span></text:p>
        </text:list-item>
        <text:list-item>
          <text:p text:style-name="P52"><text:span text:style-name="T1">Función 2: Nombre: Posición_carrito; parámetros: variable x tipo float (desplazamiento respecto a un punto de referencia</text:span><text:span text:style-name="T12">)</text:span><text:span text:style-name="T1">. </text:span><text:span text:style-name="T12">Retorna la posición horizontal del carrito (masa M) respecto al punto de referencia.</text:span></text:p>
        </text:list-item>
        <text:list-item>
          <text:p text:style-name="P45"><text:span text:style-name="T11">Función 3: Nombre: Posición_péndulo; parámetro: x tipo float. </text:span><text:span text:style-name="T12">Retorna el valor de la posición horizontal del péndulo (masa m) respecto al punto de referencia </text:span><text:span text:style-name="T13">y el valor <text:s/>θ.</text:span></text:p>
        </text:list-item>
        <text:list-item>
          <text:p text:style-name="P53"><text:span text:style-name="T13">F</text:span><text:span text:style-name="T1">unción 4: Nombre: Posición_angular; parámetro: θ</text:span><text:span text:style-name="T11"> tipo float. </text:span><text:span text:style-name="T1">Retorna el valor de θ</text:span><text:span text:style-name="T11">.</text:span></text:p>
          <text:p text:style-name="P37"/>
        </text:list-item>
      </text:list>
      <text:p text:style-name="P13">Ejercicio 2</text:p>
      <text:list xml:id="list111539680192741" text:continue-list="list3522082174" text:style-name="L1">
        <text:list-header>
          <text:p text:style-name="P18"/>
        </text:list-header>
        <text:list-item>
          <text:p text:style-name="P18">Punto B</text:p>
        </text:list-item>
      </text:list>
      <text:p text:style-name="P6"/>
      <text:list xml:id="list641330711" text:style-name="L7">
        <text:list-item>
          <text:p text:style-name="P46"><text:span text:style-name="T3">E/S: </text:span><text:span text:style-name="T5">Dimensiones de la matriz (4x4), carga </text:span><text:span text:style-name="T8">total </text:span><text:span text:style-name="T5">de protones del atacante, carga de electrones del defensor, </text:span><text:span text:style-name="T6">primera </text:span><text:span text:style-name="T5">posición a la que </text:span><text:soft-page-break/><text:span text:style-name="T5">ataca el atacante, posición de las tres partes de la nave nodriza. Cantidad de protones restantes del atacante.</text:span></text:p>
        </text:list-item>
        <text:list-item>
          <text:p text:style-name="P46"><text:span text:style-name="T3">Requerimientos: </text:span><text:span text:style-name="T5">Un atacante y un defensor.</text:span></text:p>
        </text:list-item>
        <text:list-item>
          <text:p text:style-name="P26">Información relevante: <text:span text:style-name="T22">dimensiones de la matriz, carga de protones y electrones con los que comienza el juego. Posición de la nave.</text:span></text:p>
        </text:list-item>
        <text:list-item>
          <text:p text:style-name="P26">Restricciones: <text:span text:style-name="T23">Las partes de la nave nodriza no pueden quedar posicionadas de forma oblicua y deben ser contiguas. Cada una de las tres partes de la nave contiene un escudo de 1 a 9 electrones. El atacante tiene de 1 a 9 protones por ataque y la cantidad de protones por ataque no puede superar a la cantidad de electrones del escudo del casillero al que va a atacar.</text:span></text:p>
        </text:list-item>
        <text:list-item>
          <text:p text:style-name="P26">Información faltante:</text:p>
        </text:list-item>
      </text:list>
      <text:p text:style-name="P10"/>
      <text:list xml:id="list3993707346" text:style-name="L8">
        <text:list-item>
          <text:p text:style-name="P27">Punto C</text:p>
        </text:list-item>
      </text:list>
      <text:p text:style-name="P10"/>
      <text:list xml:id="list3268398026" text:style-name="L9">
        <text:list-item>
          <text:p text:style-name="P50"><text:span text:style-name="T9">I</text:span><text:span text:style-name="T1">ngresar entradas: </text:span><text:span text:style-name="T14">posición de las partes de la nave nodriza, dimensiones de la matriz, </text:span><text:span text:style-name="T19">total de protones en el reactor, primer </text:span><text:span text:style-name="T5">carga de protones del atacante, </text:span><text:span text:style-name="T8">cantidad de electrones de cada escudo</text:span><text:span text:style-name="T5">, </text:span><text:span text:style-name="T6">primera </text:span><text:span text:style-name="T5">posición a la que ataca el atacante.</text:span></text:p>
        </text:list-item>
        <text:list-item>
          <text:p text:style-name="P54"><text:span text:style-name="T5">L</text:span><text:span text:style-name="T2">uego del primer ataque, se restan los protones gastados al total del reactor.</text:span></text:p>
        </text:list-item>
        <text:list-item>
          <text:p text:style-name="P38">Si el atacante no acierta, el defensor informa “Espacio!”.</text:p>
        </text:list-item>
        <text:list-item>
          <text:p text:style-name="P39">Si el atacante acierta en alguno de los casilleros del defensor,</text:p>
          <text:p text:style-name="P55"><text:span text:style-name="T19">y s</text:span><text:span text:style-name="T1">i</text:span><text:span text:style-name="T15"> la carga de protones es menor o igual a la cantidad de electrones restantes del escudo </text:span><text:span text:style-name="T19">que atacó</text:span><text:span text:style-name="T15">, entonces resta el valor de la carga de protones al escudo de electrones, </text:span><text:span text:style-name="T19">indicando que el </text:span><text:span text:style-name="T15">ataque </text:span><text:span text:style-name="T19">fue </text:span><text:span text:style-name="T15">efectivo. </text:span><text:span text:style-name="T20">Si el ataque de protones es mayor a la cantidad de electrones restantes del escudo que atacó, indicar que el ataque no fue efectivo.</text:span></text:p>
        </text:list-item>
        <text:list-item>
          <text:p text:style-name="P55"><text:span text:style-name="T15">Si la cantidad de electrones restante en el escudo es cero, entonces el casillero queda neutralizado; si no es cero, entonces </text:span><text:span text:style-name="T16">indicar que </text:span><text:span text:style-name="T15">el casillero no se neutralizó.</text:span></text:p>
        </text:list-item>
        <text:list-item>
          <text:p text:style-name="P56"><text:span text:style-name="T16">Si </text:span><text:span text:style-name="T17">la</text:span><text:span text:style-name="T16"> cantidad </text:span><text:span text:style-name="T17">de electrones neutralizados </text:span><text:span text:style-name="T16">es cero y </text:span><text:span text:style-name="T17">la cantidad de protones restantes es uno</text:span><text:span text:style-name="T16">, </text:span><text:span text:style-name="T17">entonces</text:span><text:span text:style-name="T16"> el atacante gana. </text:span><text:span text:style-name="T17">Y s</text:span><text:span text:style-name="T16">i </text:span><text:span text:style-name="T17">la cantidad de protones restantes es cero, entonces</text:span><text:span text:style-name="T16"> el defensor gana.</text:span></text:p>
        </text:list-item>
        <text:list-item>
          <text:p text:style-name="P34">Fin.</text:p>
        </text:list-item>
      </text:list>
      <text:p text:style-name="P15"/>
      <text:list xml:id="list495465393" text:style-name="L10">
        <text:list-item>
          <text:p text:style-name="P35">Punto D</text:p>
        </text:list-item>
      </text:list>
      <text:p text:style-name="P15"/>
      <text:list xml:id="list2116256218" text:style-name="L11">
        <text:list-item>
          <text:p text:style-name="P47"><text:span text:style-name="T10">Función 1: Nombre: </text:span><text:span text:style-name="T20">convertir. Parámetro: una lista con las letras A, B, C y D (que indican las filas del tablero). Retorna un número correspondiente a la fila que se solicita en la entrada.</text:span></text:p>
        </text:list-item>
      </text:list>
      <text:p text:style-name="P3"/>
      <text:p text:style-name="P3">Ejercicio <text:span text:style-name="T24">3</text:span></text:p>
      <text:list xml:id="list111540724912439" text:continue-list="list111539680192741" text:style-name="L1">
        <text:list-header>
          <text:p text:style-name="P19"/>
        </text:list-header>
        <text:list-item>
          <text:p text:style-name="P19">Punto B</text:p>
        </text:list-item>
      </text:list>
      <text:p text:style-name="P7"><text:soft-page-break/></text:p>
      <text:list xml:id="list2867704643" text:style-name="L12">
        <text:list-item>
          <text:p text:style-name="P22">E/S: <text:span text:style-name="T25">Orden de pedido (lista y cantidad de productos), pasillo, estantería, nivel, número de bahía, datos del cliente.</text:span></text:p>
        </text:list-item>
        <text:list-item>
          <text:p text:style-name="P48"><text:span text:style-name="T3">Requerimientos: </text:span><text:span text:style-name="T7">A cada OP se le asigna un camión.</text:span></text:p>
        </text:list-item>
        <text:list-item>
          <text:p text:style-name="P28">Información relevante: La<text:span text:style-name="T29"> orden de pedido y el número de pasillo, estantería y nivel.</text:span></text:p>
        </text:list-item>
        <text:list-item>
          <text:p text:style-name="P28">Restricciones: </text:p>
        </text:list-item>
        <text:list-item>
          <text:p text:style-name="P28">Información faltante: <text:span text:style-name="T25">capacidad máxima del camión. Qué ocurre si una orden de pedido no llena un camión o, por el contrario, si una orden de pedido supera la capacidad del camión.</text:span></text:p>
        </text:list-item>
      </text:list>
      <text:p text:style-name="P11"/>
      <text:list xml:id="list804042434" text:style-name="L13">
        <text:list-item>
          <text:p text:style-name="P29">Punto C</text:p>
        </text:list-item>
      </text:list>
      <text:p text:style-name="P11"/>
      <text:list xml:id="list764533624" text:style-name="L14">
        <text:list-item>
          <text:p text:style-name="P51"><text:span text:style-name="T9">I</text:span><text:span text:style-name="T1">ngresar entradas: </text:span><text:span text:style-name="T18">Datos del cliente (línea de crédito, dirección y contacto), lista de productos y la cantidad (OP), i</text:span><text:span text:style-name="T20">ndicando</text:span><text:span text:style-name="T18"> pasillo, estantería, nivel y número de bahía.</text:span></text:p>
        </text:list-item>
        <text:list-item>
          <text:p text:style-name="P57"><text:span text:style-name="T18">L</text:span><text:span text:style-name="T1">os pickers toman (todos al mismo tiempo) los productos que se les indica, y los colocan en la bahía especificada.</text:span></text:p>
        </text:list-item>
        <text:list-item>
          <text:p text:style-name="P40">Se colocan en los camiones.</text:p>
        </text:list-item>
        <text:list-item>
          <text:p text:style-name="P41">Fin.</text:p>
        </text:list-item>
      </text:list>
      <text:p text:style-name="P16"/>
      <text:list xml:id="list2542741975" text:style-name="L15">
        <text:list-item>
          <text:p text:style-name="P36">Punto D</text:p>
        </text:list-item>
      </text:list>
      <text:p text:style-name="P12"/>
      <text:p text:style-name="P12"/>
      <text:p text:style-name="P4">Ejercicio <text:span text:style-name="T26">4</text:span></text:p>
      <text:list xml:id="list111539326013338" text:continue-list="list111540724912439" text:style-name="L1">
        <text:list-header>
          <text:p text:style-name="P20"/>
        </text:list-header>
        <text:list-item>
          <text:p text:style-name="P20">Punto B</text:p>
        </text:list-item>
      </text:list>
      <text:p text:style-name="P8"/>
      <text:list xml:id="list646731884" text:style-name="L16">
        <text:list-item>
          <text:p text:style-name="P23">E/S: <text:span text:style-name="T27">Cantidad de personas por grupo, cantidad de asientos en un vagón, cantidad de vagones, ID de grupo, cantidad de lugares vacíos.</text:span></text:p>
        </text:list-item>
        <text:list-item>
          <text:p text:style-name="P23">Requerimientos: </text:p>
        </text:list-item>
        <text:list-item>
          <text:p text:style-name="P30">Información relevante: <text:span text:style-name="T27">ID del grupo, cantidad de personas por grupo, cantidad de asientos, cantidad de vagones.</text:span></text:p>
        </text:list-item>
        <text:list-item>
          <text:p text:style-name="P31">Restricciones: <text:span text:style-name="T28">Un tren nunca puede salir vací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4:56:04.116053975</meta:creation-date>
    <dc:date>2019-11-10T11:15:38.979070789</dc:date>
    <meta:editing-duration>PT28M4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61" meta:word-count="855" meta:character-count="4913" meta:non-whitespace-character-count="4165"/>
  </office:meta>
</office:document-meta>
</file>